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1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mm" fo:break-before="auto" style:use-optimal-row-height="false"/>
    </style:style>
    <style:style style:name="ro3" style:family="table-row">
      <style:table-row-properties style:row-height="12.3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" style:family="table-cell" style:parent-style-name="Default" style:data-style-name="N11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fo:padding="0.35mm" fo:border-right="0.06pt solid #4c19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110">
      <style:table-cell-properties fo:background-color="#996633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9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" style:family="table-cell" style:parent-style-name="Default" style:data-style-name="N111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11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9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ff6633" fo:background-color="#ffcc99" style:diagonal-bl-tr="none" style:diagonal-tl-br="none" style:text-align-source="value-type" style:repeat-content="false" fo:wrap-option="no-wrap" fo:border-left="0.06pt solid #ff6633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11">
      <style:table-cell-properties fo:background-color="#ffcc99" style:diagonal-bl-tr="none" style:diagonal-tl-br="none" style:text-align-source="value-type" style:repeat-content="false" fo:wrap-option="no-wrap" fo:border="0.06pt solid #ff6633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3" table:default-cell-style-name="ce5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</table:table-row>
        <table:table-row table:style-name="ro3">
          <table:table-cell/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formula="of:=[.$B4]*[.C$3]" office:value-type="float" office:value="5" calcext:value-type="float">
            <text:p>5 ms</text:p>
          </table:table-cell>
          <table:table-cell table:formula="of:=[.$B4]*[.D$3]" office:value-type="float" office:value="10" calcext:value-type="float">
            <text:p>10 ms</text:p>
          </table:table-cell>
          <table:table-cell table:formula="of:=[.$B4]*[.E$3]" office:value-type="float" office:value="20" calcext:value-type="float">
            <text:p>20 ms</text:p>
          </table:table-cell>
          <table:table-cell table:formula="of:=[.$B4]*[.F$3]" office:value-type="float" office:value="50" calcext:value-type="float">
            <text:p>50 ms</text:p>
          </table:table-cell>
          <table:table-cell table:number-columns-repeated="2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formula="of:=[.$B5]*[.C$3]" office:value-type="float" office:value="40" calcext:value-type="float">
            <text:p>40 ms</text:p>
          </table:table-cell>
          <table:table-cell table:formula="of:=[.$B5]*[.D$3]" office:value-type="float" office:value="80" calcext:value-type="float">
            <text:p>80 ms</text:p>
          </table:table-cell>
          <table:table-cell table:formula="of:=[.$B5]*[.E$3]" office:value-type="float" office:value="160" calcext:value-type="float">
            <text:p>160 ms</text:p>
          </table:table-cell>
          <table:table-cell table:formula="of:=[.$B5]*[.F$3]" office:value-type="float" office:value="400" calcext:value-type="float">
            <text:p>400 ms</text:p>
          </table:table-cell>
          <table:table-cell table:number-columns-repeated="2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formula="of:=[.$B6]*[.C$3]" office:value-type="float" office:value="80" calcext:value-type="float">
            <text:p>80 ms</text:p>
          </table:table-cell>
          <table:table-cell table:formula="of:=[.$B6]*[.D$3]" office:value-type="float" office:value="160" calcext:value-type="float">
            <text:p>160 ms</text:p>
          </table:table-cell>
          <table:table-cell table:formula="of:=[.$B6]*[.E$3]" office:value-type="float" office:value="320" calcext:value-type="float">
            <text:p>320 ms</text:p>
          </table:table-cell>
          <table:table-cell table:formula="of:=[.$B6]*[.F$3]" office:value-type="float" office:value="800" calcext:value-type="float">
            <text:p>800 ms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float" office:value="64" calcext:value-type="float">
            <text:p>64</text:p>
          </table:table-cell>
          <table:table-cell table:style-name="ce6" table:formula="of:=[.$B7]*[.C$3]" office:value-type="float" office:value="320" calcext:value-type="float">
            <text:p>320 ms</text:p>
          </table:table-cell>
          <table:table-cell table:style-name="ce6" table:formula="of:=[.$B7]*[.D$3]" office:value-type="float" office:value="640" calcext:value-type="float">
            <text:p>640 ms</text:p>
          </table:table-cell>
          <table:table-cell table:style-name="ce6" table:formula="of:=[.$B7]*[.E$3]" office:value-type="float" office:value="1280" calcext:value-type="float">
            <text:p>1280 ms</text:p>
          </table:table-cell>
          <table:table-cell table:style-name="ce9" table:formula="of:=[.$B7]*[.F$3]" office:value-type="float" office:value="3200" calcext:value-type="float">
            <text:p>3200 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ext-style style:name="N109">
      <number:text-content/>
      <number:text> ms</number:text>
    </number:text-style>
    <number:text-style style:name="N110">
      <number:text-content/>
      <number:text> Samples</number:text>
    </number:text-style>
    <number:number-style style:name="N111">
      <number:number number:decimal-places="0" loext:min-decimal-places="0" number:min-integer-digits="1"/>
      <number:text> ms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.00.0000</text:date>, <text:time style:data-style-name="N2" text:time-value="00:53:51.1988427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Lipphaus</meta:initial-creator>
    <meta:creation-date>2016-03-12T20:50:33.712630601</meta:creation-date>
    <dc:date>2016-03-27T00:57:55.970588923</dc:date>
    <dc:creator>Harry Lipphaus</dc:creator>
    <meta:editing-duration>PT10M3S</meta:editing-duration>
    <meta:editing-cycles>3</meta:editing-cycles>
    <meta:generator>LibreOffice/5.0.5.2$Linux_X86_64 LibreOffice_project/00m0$Build-2</meta:generator>
    <meta:document-statistic meta:table-count="1" meta:cell-count="24" meta:object-count="0"/>
  </office:meta>
</office:document-meta>
</file>